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b979" officeooo:paragraph-rsid="0006b979"/>
    </style:style>
    <style:style style:name="P2" style:family="paragraph" style:parent-style-name="Standard" style:list-style-name="L1">
      <style:text-properties officeooo:rsid="00078268" officeooo:paragraph-rsid="00078268"/>
    </style:style>
    <style:style style:name="P3" style:family="paragraph" style:parent-style-name="Standard" style:list-style-name="L1">
      <style:text-properties officeooo:rsid="000a63a6" officeooo:paragraph-rsid="000a63a6"/>
    </style:style>
    <style:style style:name="P4" style:family="paragraph" style:parent-style-name="Standard" style:list-style-name="L1">
      <style:text-properties officeooo:rsid="00092ab5" officeooo:paragraph-rsid="00092ab5"/>
    </style:style>
    <style:style style:name="P5" style:family="paragraph" style:parent-style-name="Standard" style:list-style-name="L1">
      <style:text-properties officeooo:rsid="00092ab5" officeooo:paragraph-rsid="000a63a6"/>
    </style:style>
    <style:style style:name="T1" style:family="text">
      <style:text-properties officeooo:rsid="00078268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17251298416300144" text:style-name="L1">
        <text:list-item>
          <text:p text:style-name="P1">User interface</text:p>
          <text:list>
            <text:list-item>
              <text:p text:style-name="P1">Target Media Selector – DropDown menu populated with only USB memory devices.</text:p>
              <text:list>
                <text:list-item>
                  <text:p text:style-name="P1">Must not populate with any HDD/DVD/CD devices/drives/media.</text:p>
                </text:list-item>
                <text:list-item>
                  <text:p text:style-name="P1">Selected media must be large enough to hold at least one ISO and all over-head</text:p>
                </text:list-item>
              </text:list>
            </text:list-item>
            <text:list-item>
              <text:p text:style-name="P1">File Selector</text:p>
              <text:list>
                <text:list-item>
                  <text:p text:style-name="P1">Allow the user to select one or more ISOs to be included</text:p>
                </text:list-item>
                <text:list-item>
                  <text:p text:style-name="P1">Map the selected ISO to one of the SolydXK spins</text:p>
                  <text:list>
                    <text:list-item>
                      <text:p text:style-name="P1">SolydX – 32</text:p>
                    </text:list-item>
                    <text:list-item>
                      <text:p text:style-name="P1">SolydX – 64</text:p>
                    </text:list-item>
                    <text:list-item>
                      <text:p text:style-name="P1">SolydK – 32</text:p>
                    </text:list-item>
                    <text:list-item>
                      <text:p text:style-name="P1">SolydK – 64</text:p>
                    </text:list-item>
                    <text:list-item>
                      <text:p text:style-name="P1">SolydBE</text:p>
                    </text:list-item>
                    <text:list-item>
                      <text:p text:style-name="P1">SolydBO</text:p>
                    </text:list-item>
                  </text:list>
                </text:list-item>
                <text:list-item>
                  <text:p text:style-name="P1">Mapping will NOT allow for duplicates in either file name (ISO) or target</text:p>
                </text:list-item>
                <text:list-item>
                  <text:p text:style-name="P1">Selector will not allow selection of more ISOs than will fit on the target media</text:p>
                </text:list-item>
              </text:list>
            </text:list-item>
            <text:list-item>
              <text:p text:style-name="P2">Execute Button – will begin the process</text:p>
            </text:list-item>
            <text:list-item>
              <text:p text:style-name="P2">Cancel Button – will abort the process and terminate the program.</text:p>
            </text:list-item>
            <text:list-item>
              <text:p text:style-name="P2">Reset Button – will set all selections to initial state</text:p>
            </text:list-item>
            <text:list-item>
              <text:p text:style-name="P2">Refresh Button – will cause the program to repopulate the Target Media Selector. Handy if the user starts the program before inserting the target media</text:p>
            </text:list-item>
            <text:list-item>
              <text:p text:style-name="P3">Close Button – terminate application</text:p>
            </text:list-item>
          </text:list>
        </text:list-item>
        <text:list-item>
          <text:p text:style-name="P1">Functionality</text:p>
          <text:list>
            <text:list-item>
              <text:p text:style-name="P2">Execute Button is enabled when:</text:p>
              <text:list>
                <text:list-item>
                  <text:p text:style-name="P2">User selects target device.</text:p>
                </text:list-item>
                <text:list-item>
                  <text:p text:style-name="P2">User has selected at least one ISO</text:p>
                </text:list-item>
              </text:list>
            </text:list-item>
            <text:list-item>
              <text:p text:style-name="P2">Execute button is not enabled when:</text:p>
              <text:list>
                <text:list-item>
                  <text:p text:style-name="P2">User has not both selected target device and selected at least one ISO</text:p>
                </text:list-item>
                <text:list-item>
                  <text:p text:style-name="P2">If size of all selected data (plus overhead) exceeds size of target device</text:p>
                </text:list-item>
              </text:list>
            </text:list-item>
            <text:list-item>
              <text:p text:style-name="P4">User clicks “Execute”</text:p>
              <text:list>
                <text:list-item>
                  <text:p text:style-name="P4">Warn user, give option to abort</text:p>
                </text:list-item>
                <text:list-item>
                  <text:p text:style-name="P3">Disable “Refresh”, “Execute”, “Reset” buttons</text:p>
                </text:list-item>
                <text:list-item>
                  <text:p text:style-name="P4">Clean target device</text:p>
                </text:list-item>
                <text:list-item>
                  <text:p text:style-name="P4">Partition target device - /dev/sdX1</text:p>
                  <text:list>
                    <text:list-item>
                      <text:p text:style-name="P4">Label the partition</text:p>
                    </text:list-item>
                    <text:list-item>
                      <text:p text:style-name="P4">Create partition, FAT32, use the entire device</text:p>
                      <text:list>
                        <text:list-item>
                          <text:p text:style-name="P4">Think about possibly making the partition just large enough to hold all data and create second partition? Maybe for version 1.2</text:p>
                        </text:list-item>
                      </text:list>
                    </text:list-item>
                    <text:list-item>
                      <text:p text:style-name="P4">Make the partition bootable</text:p>
                    </text:list-item>
                  </text:list>
                </text:list-item>
                <text:list-item>
                  <text:p text:style-name="P4">Format the partition – FAT32, give it a name</text:p>
                </text:list-item>
                <text:list-item>
                  <text:p text:style-name="P4">Unpack the 'create-usb' tar file to the root of /dev/sdX1</text:p>
                </text:list-item>
                <text:list-item>
                  <text:p text:style-name="P3">Update the grub menu to match the user's selection(s).</text:p>
                </text:list-item>
                <text:list-item>
                  <text:p text:style-name="P5">Install grub to the MBR of the target device</text:p>
                </text:list-item>
                <text:list-item>
                  <text:p text:style-name="P3">Copy the selected ISO file(s) to the root of /dev/sdX1</text:p>
                </text:list-item>
                <text:list-item>
                  <text:p text:style-name="P3">Inform user when process has been finished</text:p>
                </text:list-item>
              </text:list>
            </text:list-item>
            <text:list-item>
              <text:p text:style-name="P3">At each opportunity, check state of “Cancel” click. If clicked, </text:p>
              <text:list>
                <text:list-item>
                  <text:p text:style-name="P3">Abort process at that point</text:p>
                </text:list-item>
                <text:list-item>
                  <text:p text:style-name="P3">Delete all data from the target device – can't leave it in a partial start. That would just cause confusion.</text:p>
                </text:list-item>
                <text:list-item>
                  <text:p text:style-name="P3">Reset all controls to “Initial” state</text:p>
                </text:list-item>
                <text:list-item>
                  <text:p text:style-name="P3">Inform user that process has been aborted</text:p>
                </text:list-item>
              </text:list>
            </text:list-item>
            <text:list-item>
              <text:p text:style-name="P3">Reset Button – <text:span text:style-name="T1">will set all selections to initial state</text:span></text:p>
            </text:list-item>
            <text:list-item>
              <text:p text:style-name="P2"><text:soft-page-break/>Refresh Button – will cause the program to repopulate the Target Media Selector.</text:p>
            </text:list-item>
            <text:list-item>
              <text:p text:style-name="P3">Close Button – terminate applic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13:07:11.940954650</meta:creation-date>
    <meta:editing-duration>P0D</meta:editing-duration>
    <meta:editing-cycles>3</meta:editing-cycles>
    <meta:generator>LibreOffice/4.1.5.3$Linux_X86_64 LibreOffice_project/410m0$Build-3</meta:generator>
    <dc:date>2014-05-04T13:08:19.843468782</dc:date>
    <meta:document-statistic meta:table-count="0" meta:image-count="0" meta:object-count="0" meta:page-count="2" meta:paragraph-count="50" meta:word-count="431" meta:character-count="2429" meta:non-whitespace-character-count="2042"/>
  </office:meta>
</office:document-meta>
</file>